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OCR A Extended" svg:font-family="'OCR A Extended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5.3000001907349pt" officeooo:paragraph-rsid="000cec7e" style:font-size-asian="15.3000001907349pt" style:font-size-complex="15.3000001907349pt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Mono" fo:font-size="10pt" officeooo:rsid="000cec7e" officeooo:paragraph-rsid="000cec7e" style:font-size-asian="10pt" style:font-size-complex="10pt"/>
    </style:style>
    <style:style style:name="P3" style:family="paragraph" style:parent-style-name="Standard">
      <style:text-properties style:font-name="Liberation Mono" fo:font-size="15.3000001907349pt" officeooo:paragraph-rsid="000dfe75" style:font-size-asian="15.3000001907349pt" style:font-size-complex="15.3000001907349pt"/>
    </style:style>
    <style:style style:name="P4" style:family="paragraph" style:parent-style-name="Standard">
      <style:text-properties style:font-name="Liberation Mono" fo:font-size="15.3000001907349pt" officeooo:rsid="000c12d8" officeooo:paragraph-rsid="000dfe75" style:font-size-asian="15.3000001907349pt" style:font-size-complex="15.3000001907349pt"/>
    </style:style>
    <style:style style:name="P5" style:family="paragraph" style:parent-style-name="Standard">
      <style:text-properties style:font-name="Liberation Mono" fo:font-size="15.3000001907349pt" officeooo:rsid="000cec7e" officeooo:paragraph-rsid="000dfe75" style:font-size-asian="15.3000001907349pt" style:font-size-complex="15.3000001907349pt"/>
    </style:style>
    <style:style style:name="T1" style:family="text">
      <style:text-properties officeooo:rsid="000c12d8"/>
    </style:style>
    <style:style style:name="T2" style:family="text">
      <style:text-properties officeooo:rsid="000cec7e"/>
    </style:style>
    <style:style style:name="T3" style:family="text">
      <style:text-properties fo:color="#dddddd"/>
    </style:style>
    <style:style style:name="T4" style:family="text">
      <style:text-properties fo:color="#dddddd" officeooo:rsid="000c12d8"/>
    </style:style>
    <style:style style:name="T5" style:family="text">
      <style:text-properties fo:color="#999999"/>
    </style:style>
    <style:style style:name="T6" style:family="text">
      <style:text-properties fo:color="#999999" officeooo:rsid="000c12d8"/>
    </style:style>
    <style:style style:name="T7" style:family="text">
      <style:text-properties officeooo:rsid="000dfe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"/></text:span><text:span text:style-name="T2">00000000011111111112222222222333333333344444444445555555555666666666677777777778</text:span></text:p>
      <text:p text:style-name="P1"><text:span text:style-name="T1"><text:s text:c="2"/></text:span><text:span text:style-name="T2">12345678901234567890123456789012345678901234567890123456789012345678901234567890</text:span></text:p>
      <text:p text:style-name="P3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4"><text:span text:style-name="T5">██</text:span><text:span text:style-name="T3"> █ █ █ █ █ █ █ █ █ █ █ █ █ █ █ █ █ █ █ █ █ █ █ █ █ █ █ █ █ █ █ █ █ █ █ █ █ █ █ █</text:span></text:p>
      <text:p text:style-name="P4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4"><text:span text:style-name="T5">██</text:span><text:span text:style-name="T3"> █ █ █ █ █ █ █ █ █ █ █ █ █ █ █ █ █ █ █ █ █ █ █ █ █ █ █ █ █ █ █ █ █ █ █ █ █ █ █ █</text:span></text:p>
      <text:p text:style-name="P4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4"><text:span text:style-name="T5">██</text:span><text:span text:style-name="T3"> █ █ █ █ █ █ █ █ █ █ █ █ █ █ █ █ █ █ █ █ █ █ █ █ █ █ █ █ █ █ █ █ █ █ █ █ █ █ █ █</text:span></text:p>
      <text:p text:style-name="P4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4"><text:span text:style-name="T5">██</text:span><text:span text:style-name="T3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5"><text:span text:style-name="T5">██</text:span><text:span text:style-name="T3">█ █ █ █ █ █ █ █ █ █ █ █ █ █ █ █ █ █ █ █ █ █ █ █ █ █ █ █ █ █ █ █ █ █ █ █ █ █ █ █</text:span></text:p>
      <text:p text:style-name="P5"><text:span text:style-name="T6">██</text:span><text:span text:style-name="T4"> █ █ █ █ █ █ █ █ █ █ █ █ █ █ █ █ █ █ █ █ █ █ █ █ █ █ █ █ █ █ █ █ █ █ █ █ █ █ █ █</text:span></text:p>
      <text:p text:style-name="P2">© 2020 Mike Well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OCR A Extended" svg:font-family="'OCR A Extended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2:41:28.393255710</meta:creation-date>
    <meta:print-date>2020-03-31T12:42:50.739731172</meta:print-date>
    <dc:date>2020-03-31T13:07:31.835700921</dc:date>
    <meta:editing-duration>PT8M10S</meta:editing-duration>
    <meta:editing-cycles>2</meta:editing-cycles>
    <meta:generator>LibreOffice/6.4.1.2$Linux_X86_64 LibreOffice_project/40$Build-2</meta:generator>
    <meta:document-statistic meta:table-count="0" meta:image-count="0" meta:object-count="0" meta:page-count="1" meta:paragraph-count="33" meta:word-count="1221" meta:character-count="2626" meta:non-whitespace-character-count="1434"/>
  </office:meta>
</office:document-meta>
</file>